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adornments="Seminegrita" style:font-family-generic="swiss" style:font-pitch="variable"/>
    <style:font-face style:name="Calibri" svg:font-family="Calibri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text-underline-style="none" officeooo:rsid="000fc685" officeooo:paragraph-rsid="000fc685"/>
    </style:style>
    <style:style style:name="P3" style:family="paragraph" style:parent-style-name="Standard">
      <style:text-properties style:text-underline-style="none" officeooo:rsid="000fc685" officeooo:paragraph-rsid="000fc685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officeooo:paragraph-rsid="000fc685"/>
    </style:style>
    <style:style style:name="P6" style:family="paragraph" style:parent-style-name="Heading_20_1">
      <style:text-properties officeooo:rsid="000fc685" officeooo:paragraph-rsid="000fc685"/>
    </style:style>
    <style:style style:name="P7" style:family="paragraph" style:parent-style-name="Text_20_body">
      <style:text-properties officeooo:rsid="000fc685" officeooo:paragraph-rsid="000fc685"/>
    </style:style>
    <style:style style:name="P8" style:family="paragraph" style:parent-style-name="Text_20_body">
      <style:text-properties officeooo:rsid="00112f27" officeooo:paragraph-rsid="00112f27"/>
    </style:style>
    <style:style style:name="P9" style:family="paragraph" style:parent-style-name="Standard">
      <style:text-properties officeooo:paragraph-rsid="0018087d"/>
    </style:style>
    <style:style style:name="P10" style:family="paragraph" style:parent-style-name="Standard">
      <style:text-properties officeooo:rsid="00112756" officeooo:paragraph-rsid="001969bd"/>
    </style:style>
    <style:style style:name="P11" style:family="paragraph" style:parent-style-name="Standard">
      <style:text-properties style:font-name="Liberation Mono" officeooo:rsid="0018087d" officeooo:paragraph-rsid="001969bd"/>
    </style:style>
    <style:style style:name="P12" style:family="paragraph" style:parent-style-name="Standard">
      <style:text-properties officeooo:rsid="0018087d" officeooo:paragraph-rsid="0018087d"/>
    </style:style>
    <style:style style:name="P13" style:family="paragraph" style:parent-style-name="Standard">
      <style:text-properties officeooo:paragraph-rsid="001969bd"/>
    </style:style>
    <style:style style:name="P14" style:family="paragraph" style:parent-style-name="Standard">
      <style:text-properties officeooo:rsid="0018087d" officeooo:paragraph-rsid="001969bd"/>
    </style:style>
    <style:style style:name="P15" style:family="paragraph" style:parent-style-name="Standard">
      <style:text-properties style:font-name="Liberation Mono" officeooo:rsid="00175398" officeooo:paragraph-rsid="001969bd"/>
    </style:style>
    <style:style style:name="P16" style:family="paragraph" style:parent-style-name="Standard">
      <style:text-properties style:font-name="Liberation Mono" officeooo:rsid="00175398" officeooo:paragraph-rsid="00175398"/>
    </style:style>
    <style:style style:name="P17" style:family="paragraph" style:parent-style-name="Standard">
      <style:text-properties style:font-name="Miriam Mono CLM" officeooo:rsid="00175398" officeooo:paragraph-rsid="00175398"/>
    </style:style>
    <style:style style:name="P18" style:family="paragraph" style:parent-style-name="Standard">
      <style:text-properties officeooo:rsid="001a7c21" officeooo:paragraph-rsid="001a7c21"/>
    </style:style>
    <style:style style:name="P19" style:family="paragraph" style:parent-style-name="Standard">
      <style:text-properties officeooo:rsid="00175398" officeooo:paragraph-rsid="00175398"/>
    </style:style>
    <style:style style:name="P20" style:family="paragraph" style:parent-style-name="Heading_20_1">
      <style:text-properties officeooo:paragraph-rsid="00102cc4"/>
    </style:style>
    <style:style style:name="P21" style:family="paragraph" style:parent-style-name="Text_20_body">
      <style:text-properties officeooo:rsid="0012b435" officeooo:paragraph-rsid="0012b435"/>
    </style:style>
    <style:style style:name="P22" style:family="paragraph" style:parent-style-name="Text_20_body">
      <style:text-properties officeooo:rsid="0012b435" officeooo:paragraph-rsid="001ac6a4"/>
    </style:style>
    <style:style style:name="P23" style:family="paragraph" style:parent-style-name="Text_20_body">
      <style:text-properties officeooo:rsid="001c4f1c" officeooo:paragraph-rsid="001c4f1c"/>
    </style:style>
    <style:style style:name="P24" style:family="paragraph" style:parent-style-name="Standard">
      <style:text-properties style:text-underline-style="none" officeooo:rsid="001f7d0c" officeooo:paragraph-rsid="001f7d0c"/>
    </style:style>
    <style:style style:name="P25" style:family="paragraph" style:parent-style-name="Standard">
      <style:text-properties officeooo:paragraph-rsid="0023050b"/>
    </style:style>
    <style:style style:name="P26" style:family="paragraph" style:parent-style-name="Standard">
      <style:text-properties style:text-underline-style="none" officeooo:rsid="0021b149" officeooo:paragraph-rsid="0023050b"/>
    </style:style>
    <style:style style:name="P27" style:family="paragraph" style:parent-style-name="Standard">
      <style:text-properties style:text-underline-style="none" officeooo:rsid="00102cc4" officeooo:paragraph-rsid="00102cc4"/>
    </style:style>
    <style:style style:name="P28" style:family="paragraph" style:parent-style-name="Standard">
      <style:text-properties style:text-underline-style="none" officeooo:rsid="001d09c4" officeooo:paragraph-rsid="001dc9d6"/>
    </style:style>
    <style:style style:name="P29" style:family="paragraph" style:parent-style-name="Standard">
      <style:text-properties style:text-underline-style="none" officeooo:rsid="001dc9d6" officeooo:paragraph-rsid="001dc9d6"/>
    </style:style>
    <style:style style:name="P30" style:family="paragraph" style:parent-style-name="Standard">
      <style:text-properties style:text-underline-style="none" officeooo:rsid="001d09c4" officeooo:paragraph-rsid="001d09c4"/>
    </style:style>
    <style:style style:name="P31" style:family="paragraph" style:parent-style-name="Standard">
      <style:text-properties style:font-name="Liberation Mono" style:text-underline-style="none" officeooo:rsid="002798e5" officeooo:paragraph-rsid="002798e5"/>
    </style:style>
    <style:style style:name="P32" style:family="paragraph" style:parent-style-name="Standard">
      <style:text-properties style:text-underline-style="none" officeooo:rsid="002798e5" officeooo:paragraph-rsid="002798e5"/>
    </style:style>
    <style:style style:name="P33" style:family="paragraph" style:parent-style-name="Standard">
      <style:text-properties style:text-underline-style="none" officeooo:rsid="00282ba9" officeooo:paragraph-rsid="00282ba9"/>
    </style:style>
    <style:style style:name="P34" style:family="paragraph" style:parent-style-name="Standard">
      <style:text-properties style:text-underline-style="none" officeooo:rsid="002901f6" officeooo:paragraph-rsid="002901f6"/>
    </style:style>
    <style:style style:name="P35" style:family="paragraph" style:parent-style-name="Standard">
      <style:text-properties officeooo:paragraph-rsid="002901f6"/>
    </style:style>
    <style:style style:name="P36" style:family="paragraph" style:parent-style-name="Standard">
      <style:text-properties style:text-underline-style="none" officeooo:rsid="003144c9" officeooo:paragraph-rsid="003144c9"/>
    </style:style>
    <style:style style:name="P37" style:family="paragraph" style:parent-style-name="Standard">
      <style:text-properties style:text-underline-style="none" officeooo:rsid="002f1a2e" officeooo:paragraph-rsid="002f1a2e"/>
    </style:style>
    <style:style style:name="P38" style:family="paragraph" style:parent-style-name="Standard">
      <style:text-properties style:text-underline-style="none" officeooo:rsid="002f6132" officeooo:paragraph-rsid="002f1a2e"/>
    </style:style>
    <style:style style:name="T1" style:family="text">
      <style:text-properties officeooo:rsid="000fc685"/>
    </style:style>
    <style:style style:name="T2" style:family="text">
      <style:text-properties officeooo:rsid="00112756"/>
    </style:style>
    <style:style style:name="T3" style:family="text">
      <style:text-properties officeooo:rsid="001101bd"/>
    </style:style>
    <style:style style:name="T4" style:family="text">
      <style:text-properties fo:font-weight="bold" officeooo:rsid="001101bd" style:font-weight-asian="bold" style:font-weight-complex="bold"/>
    </style:style>
    <style:style style:name="T5" style:family="text">
      <style:text-properties style:font-name="Liberation Mono" officeooo:rsid="00112756"/>
    </style:style>
    <style:style style:name="T6" style:family="text">
      <style:text-properties officeooo:rsid="00282ba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Mono" fo:font-weight="normal" style:font-weight-asian="normal" style:font-weight-complex="normal"/>
    </style:style>
    <style:style style:name="T9" style:family="text">
      <style:text-properties officeooo:rsid="0018087d"/>
    </style:style>
    <style:style style:name="T10" style:family="text">
      <style:text-properties style:font-name="Liberation Mono" officeooo:rsid="0014b2e1"/>
    </style:style>
    <style:style style:name="T11" style:family="text">
      <style:text-properties officeooo:rsid="0014b2e1"/>
    </style:style>
    <style:style style:name="T12" style:family="text">
      <style:text-properties officeooo:rsid="002901f6"/>
    </style:style>
    <style:style style:name="T13" style:family="text">
      <style:text-properties officeooo:rsid="001969bd"/>
    </style:style>
    <style:style style:name="T14" style:family="text">
      <style:text-properties officeooo:rsid="001a7c21"/>
    </style:style>
    <style:style style:name="T15" style:family="text">
      <style:text-properties fo:font-weight="bold" officeooo:rsid="0018087d" style:font-weight-asian="bold" style:font-weight-complex="bold"/>
    </style:style>
    <style:style style:name="T16" style:family="text">
      <style:text-properties fo:font-weight="bold" officeooo:rsid="001969bd" style:font-weight-asian="bold" style:font-weight-complex="bold"/>
    </style:style>
    <style:style style:name="T17" style:family="text">
      <style:text-properties officeooo:rsid="00175398"/>
    </style:style>
    <style:style style:name="T18" style:family="text">
      <style:text-properties style:font-name="Liberation Mono" officeooo:rsid="00175398"/>
    </style:style>
    <style:style style:name="T19" style:family="text">
      <style:text-properties style:font-name="Liberation Mono" officeooo:rsid="0018087d"/>
    </style:style>
    <style:style style:name="T20" style:family="text">
      <style:text-properties officeooo:rsid="001ac6a4"/>
    </style:style>
    <style:style style:name="T21" style:family="text">
      <style:text-properties style:font-name="Liberation Mono"/>
    </style:style>
    <style:style style:name="T22" style:family="text">
      <style:text-properties style:text-underline-style="none" officeooo:rsid="0023050b"/>
    </style:style>
    <style:style style:name="T23" style:family="text">
      <style:text-properties officeooo:rsid="0023050b"/>
    </style:style>
    <style:style style:name="T24" style:family="text">
      <style:text-properties officeooo:rsid="0023cc2e"/>
    </style:style>
    <style:style style:name="T25" style:family="text">
      <style:text-properties style:text-underline-style="none" officeooo:rsid="0021b149"/>
    </style:style>
    <style:style style:name="T26" style:family="text">
      <style:text-properties style:text-underline-style="none" officeooo:rsid="002901f6"/>
    </style:style>
    <style:style style:name="T27" style:family="text">
      <style:text-properties style:text-underline-style="none" officeooo:rsid="0020c8e5"/>
    </style:style>
    <style:style style:name="T28" style:family="text">
      <style:text-properties style:font-name="Liberation Mono" style:text-underline-style="none" officeooo:rsid="0023050b"/>
    </style:style>
    <style:style style:name="T29" style:family="text">
      <style:text-properties officeooo:rsid="001dc9d6"/>
    </style:style>
    <style:style style:name="T30" style:family="text">
      <style:text-properties officeooo:rsid="001f7d0c"/>
    </style:style>
    <style:style style:name="T31" style:family="text">
      <style:text-properties officeooo:rsid="002d43d3"/>
    </style:style>
    <style:style style:name="T32" style:family="text">
      <style:text-properties officeooo:rsid="002798e5"/>
    </style:style>
    <style:style style:name="T33" style:family="text">
      <style:text-properties style:font-name="Liberation Mono" officeooo:rsid="002798e5"/>
    </style:style>
    <style:style style:name="T34" style:family="text">
      <style:text-properties style:font-name="Liberation Mono" officeooo:rsid="00282ba9"/>
    </style:style>
    <style:style style:name="T35" style:family="text">
      <style:text-properties officeooo:rsid="002a99e3"/>
    </style:style>
    <style:style style:name="T36" style:family="text">
      <style:text-properties style:text-underline-style="none" officeooo:rsid="002a99e3"/>
    </style:style>
    <style:style style:name="T37" style:family="text">
      <style:text-properties style:font-name="Liberation Mono" style:text-underline-style="none" officeooo:rsid="002901f6"/>
    </style:style>
    <style:style style:name="T38" style:family="text">
      <style:text-properties style:text-underline-style="none" officeooo:rsid="002d43d3"/>
    </style:style>
    <style:style style:name="T39" style:family="text">
      <style:text-properties style:text-underline-style="solid" style:text-underline-width="auto" style:text-underline-color="font-color" officeooo:rsid="002a99e3"/>
    </style:style>
    <style:style style:name="T40" style:family="text">
      <style:text-properties officeooo:rsid="002f6132"/>
    </style:style>
    <style:style style:name="T41" style:family="text">
      <style:text-properties officeooo:rsid="003144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 PEC 1:<text:line-break/>DESARROLLO DE UNA WEB</text:p>
      <text:p text:style-name="P2">Herramientas HTML y CSS 2026</text:p>
      <text:p text:style-name="P2">Prince Vidal Rodríguez</text:p>
      <text:p text:style-name="P3"/>
      <text:p text:style-name="P4"/>
      <text:p text:style-name="P3">* Máximo 12 páginas</text:p>
      <text:p text:style-name="P5"><text:span text:style-name="T1">* Incluir</text:span> enlaces a la web pública y al repositorio Git a la primera página.</text:p>
      <text:p text:style-name="P5"/>
      <text:h text:style-name="P6" text:outline-level="1">Introducción</text:h>
      <text:p text:style-name="P7">Este archivo pretende documentar el proceso de desarrollo, <text:span text:style-name="T2">partimos de un directorio ya creado “elBanquete”.</text:span></text:p>
      <text:p text:style-name="P8">La página web creada está formada inicialmente por</text:p>
      <text:p text:style-name="P8">portada</text:p>
      <text:p text:style-name="P8">Catrgoría – blog</text:p>
      <text:p text:style-name="P8">Detalle 1: Artículo 1</text:p>
      <text:p text:style-name="P8">Detalle 2: Artículo 2</text:p>
      <text:p text:style-name="P8">Enlaces</text:p>
      <text:p text:style-name="P8">Se planea ir mejorándola a lo largo de la asignatura. Nos centramos en aprender a usar las herramientas y mantenemos el html/css/js simples para esta entrega.</text:p>
      <text:h text:style-name="Heading_20_1" text:outline-level="1"><text:span text:style-name="T1">P</text:span>lantilla de inicio con Parcel</text:h>
      <text:p text:style-name="Standard"/>
      <text:p text:style-name="P9"><text:span text:style-name="T2">Antes que nada, c</text:span><text:span text:style-name="T3">on Node.js (incluyendo las herramientas adicionales) y npm ya instalados, </text:span><text:a xlink:type="simple" xlink:href="https://docs.npmjs.com/creating-a-package-json-file" text:style-name="Internet_20_link" text:visited-style-name="Visited_20_Internet_20_Link"><text:span text:style-name="T3">creamos un archivo </text:span><text:span text:style-name="T2">por defecto</text:span><text:span text:style-name="T3"> </text:span><text:span text:style-name="T4">package.json</text:span></text:a><text:span text:style-name="T3"> </text:span><text:span text:style-name="T2">(</text:span><text:span text:style-name="T5">npm init --yes</text:span><text:span text:style-name="T2">)</text:span><text:span text:style-name="T3"> </text:span><text:span text:style-name="T2">en la carpeta del proyecto. De este archivo borra</text:span><text:span text:style-name="T6">mos</text:span><text:span text:style-name="T2"> el campo “main”</text:span><text:span text:style-name="T3"> para que no interfiera con la configuración de Parcel.</text:span></text:p>
      <text:p text:style-name="Standard"/>
      <text:p text:style-name="P10">Una vez hecho esto, <text:a xlink:type="simple" xlink:href="https://parceljs.org/getting-started/webapp/" text:style-name="Internet_20_link" text:visited-style-name="Visited_20_Internet_20_Link"><text:span text:style-name="T7">instalamos Parcel</text:span></text:a> localmente usando npm (<text:span text:style-name="T8">npm install - -save-dev parcel</text:span>) <text:span text:style-name="T9">y lo ejecutamos referenciando el archivo de inicio de la web (</text:span><text:span text:style-name="T10">npx parcel src/index.html</text:span><text:span text:style-name="T9">)</text:span><text:span text:style-name="T11">. </text:span><text:span text:style-name="T9">Así establecemos</text:span><text:span text:style-name="T11"> el punto de entrada que Parcel utilizará para </text:span><text:span text:style-name="T9">generar los archivos finales optimizados en la carpeta /dist y para crear un servidor de desarrollo que nos permita ver los cambios en la web dinámicamente. </text:span><text:span text:style-name="T12">I</text:span><text:span text:style-name="T13">ncluimos el siguiente código:</text:span></text:p>
      <text:p text:style-name="P10"/>
      <text:p text:style-name="P11">“<text:span text:style-name="T13">source”: “src/index.html”,</text:span></text:p>
      <text:p text:style-name="P11">“<text:span text:style-name="T13">scripts”:{</text:span></text:p>
      <text:p text:style-name="P11"><text:tab/>“<text:span text:style-name="T13">start”: “parcel”</text:span></text:p>
      <text:p text:style-name="P11"><text:tab/>“<text:span text:style-name="T13">build”: “parcel build”</text:span></text:p>
      <text:p text:style-name="P11"><text:span text:style-name="T13">}</text:span> ,</text:p>
      <text:p text:style-name="P12"/>
      <text:p text:style-name="P13"><text:soft-page-break/><text:span text:style-name="T14">Por último, c</text:span><text:span text:style-name="T13">omo l</text:span><text:span text:style-name="T9">os </text:span><text:span text:style-name="T15">archivos generados </text:span><text:span text:style-name="T16">en /div</text:span><text:span text:style-name="T13"> mediante</text:span><text:span text:style-name="T9"> </text:span><text:span text:style-name="T17">Npm run build son acumulables, </text:span><text:span text:style-name="T13">automatizaremos la eliminación de los</text:span><text:span text:style-name="T9"> viejos cada vez que se gener</text:span><text:span text:style-name="T13">e</text:span><text:span text:style-name="T9">n unos nuevos instala</text:span><text:span text:style-name="T13">ndo</text:span><text:span text:style-name="T9"> los plugins </text:span><text:a xlink:type="simple" xlink:href="https://www.npmjs.com/package/rimraf" text:style-name="Internet_20_link" text:visited-style-name="Visited_20_Internet_20_Link"><text:span text:style-name="T9">rimraf</text:span></text:a><text:span text:style-name="T9"> y </text:span><text:a xlink:type="simple" xlink:href="https://www.npmjs.com/package/npm-run-all" text:style-name="Internet_20_link" text:visited-style-name="Visited_20_Internet_20_Link"><text:span text:style-name="T9">npm-run-all</text:span></text:a><text:span text:style-name="T9"> </text:span><text:span text:style-name="T17">(</text:span><text:span text:style-name="T18">“npm instal –save-dev rimraf npm-run-all”</text:span><text:span text:style-name="T17">). </text:span><text:span text:style-name="T13">En el package.json incluimos en “scrips” las siguientes tareas y modificamos las de “start” y “build” añadida anteriormente </text:span><text:span text:style-name="T12">para facilitarnos el trabajo de comandos</text:span><text:span text:style-name="T13">:</text:span></text:p>
      <text:p text:style-name="P14"/>
      <text:p text:style-name="P15">“start”:”npm-run-all clean parcel:dev”</text:p>
      <text:p text:style-name="P15">“build”: “npm-run-all clean parcel:build”</text:p>
      <text:p text:style-name="P16">“parcel:dev”:”parcel”</text:p>
      <text:p text:style-name="P16">“parcel:build”:”parcel build”</text:p>
      <text:p text:style-name="P16">“clean”:”rimraf dist .parcel-cache”</text:p>
      <text:p text:style-name="P17"/>
      <text:p text:style-name="P18">Con todo esto, t<text:span text:style-name="T13">anto generar archivos como crear el servidor</text:span><text:span text:style-name="T9"> se ejecuta</text:span><text:span text:style-name="T13">rán</text:span><text:span text:style-name="T9"> con </text:span><text:span text:style-name="T19">npm run build</text:span><text:span text:style-name="T9"> y </text:span><text:span text:style-name="T19">npm run start</text:span><text:span text:style-name="T9"> respectivamente </text:span>y no tendremos que preocuparnos de ir limpiando la carpeta cada vez que hagamos una build.</text:p>
      <text:p text:style-name="P19"/>
      <text:h text:style-name="P20" text:outline-level="1"><text:span text:style-name="T13">E</text:span>ntornos de producción y desarrollo</text:h>
      <text:p text:style-name="P21"/>
      <text:p text:style-name="P22">Para <text:span text:style-name="T20">la realización</text:span> de este proyecto se utilizó <text:a xlink:type="simple" xlink:href="https://code.visualstudio.com/" text:style-name="Internet_20_link" text:visited-style-name="Visited_20_Internet_20_Link">Visual Studio Code</text:a> <text:span text:style-name="T20">como entorno y Parcel para la creación del servidor de desarrollo. Se empleó el gestor de paquetes npm y el navegador Zen como principal escenario de testeo, sabiendo que utiliza el motor de Firefox y que este es el más recomendado para desarrollo web.</text:span></text:p>
      <text:p text:style-name="P23">Firefox Developer Edition</text:p>
      <text:p text:style-name="P23">Parcel: Preparar archivos para producción. Netlify para subir la web.</text:p>
      <text:h text:style-name="Heading_20_1" text:outline-level="1"><text:span text:style-name="T1">S</text:span>oporte a navegadores antiguos</text:h>
      <text:p text:style-name="P3"/>
      <text:p text:style-name="P24">Para indicar sobre qué versiones de navegadores queremos que los preprocesadores compilen nuestro código, utilizamos <text:a xlink:type="simple" xlink:href="https://github.com/browserslist/browserslist" text:style-name="Internet_20_link" text:visited-style-name="Visited_20_Internet_20_Link"><text:span text:style-name="T7">Browserlist</text:span></text:a>. Este viene incluído en compiladores como Babel (que a su vez viene incluído en Parcel), y para configurarlo añadimos el campo <text:span text:style-name="T21">“browserlist”</text:span> en nuestro <text:span text:style-name="T12">archivo</text:span> <text:span text:style-name="T21">package.json</text:span>.</text:p>
      <text:p text:style-name="P24"/>
      <text:p text:style-name="P25"><text:span text:style-name="T22">Los buscadores que se abarcan por defecto son “</text:span><text:span text:style-name="Source_20_Text">&gt; 0.5%, last 2 versions, Firefox ESR, not dead</text:span> “, <text:span text:style-name="T23">es decir, las dos últimas versiones de aquellos buscadores empleados por más del 0,5% de usuarios, </text:span><text:span text:style-name="T24">soportados </text:span><text:span text:style-name="T23">en los últimos dos años </text:span><text:span text:style-name="T24">(not dead)</text:span><text:span text:style-name="T23">, y l</text:span><text:span text:style-name="T25">a última ESR </text:span><text:span text:style-name="T26">(</text:span><text:span text:style-name="T25">Extended Support Release</text:span><text:span text:style-name="T26">)</text:span><text:span text:style-name="T25"> de Firefox.</text:span></text:p>
      <text:p text:style-name="P26"/>
      <text:p text:style-name="P25"><text:span text:style-name="T22">Nosotros q</text:span><text:span text:style-name="T27">ueremos que la versión de producción de este proyecto sea compatible con navegadores antiguos, con versiones activas desde hace 10 años, </text:span><text:span text:style-name="T22">así que añadimos </text:span><text:span text:style-name="T28">last 10 years</text:span><text:span text:style-name="T22"> especificando que incluímos versiones publicadas en los últimos 10 años.</text:span></text:p>
      <text:h text:style-name="Heading_20_1" text:outline-level="1"><text:span text:style-name="T1">P</text:span>re <text:span text:style-name="T1">y </text:span>postprocesadores</text:h>
      <text:p text:style-name="P27"/>
      <text:p text:style-name="P28"><text:soft-page-break/><text:span text:style-name="T29">Parcel trae incluídos una serie de pre y postprocesadores </text:span><text:span text:style-name="T30">(compiladores)</text:span><text:span text:style-name="T29"> que utilizaremos en este proyecto:</text:span></text:p>
      <text:p text:style-name="P29"/>
      <text:p text:style-name="P29"><text:a xlink:type="simple" xlink:href="https://babeljs.io/" text:style-name="Internet_20_link" text:visited-style-name="Visited_20_Internet_20_Link">Babel</text:a>: Preprocesador de JavaScript. La configuración básica ya viene incorporada, así que no es necesario instalar nada para usarlo. <text:span text:style-name="T30">Está diseñado para transformar código moderno de JavaScript en una versión que pueda ejecutarse en navegadores o entornos más viejos.</text:span></text:p>
      <text:p text:style-name="P28"/>
      <text:p text:style-name="P30"><text:a xlink:type="simple" xlink:href="https://postcss.org/" text:style-name="Internet_20_link" text:visited-style-name="Visited_20_Internet_20_Link"><text:span text:style-name="T24">P</text:span>ostCSS</text:a>: <text:span text:style-name="T24">Postprocesador de CSS. Ya incluído en Parcel, no hace falta instalarlo. Se utiliza para optimizar el código. Empleamos su plugin Autoprefixer, que añade automáticamente prefijos a las propiedades CSS que lo requieran. </text:span><text:span text:style-name="T31">Este plugin en concreto también viene instalado en Parcel.</text:span></text:p>
      <text:p text:style-name="P30"/>
      <text:p text:style-name="P30"><text:a xlink:type="simple" xlink:href="https://www.npmjs.com/package/posthtml" text:style-name="Internet_20_link" text:visited-style-name="Visited_20_Internet_20_Link"><text:span text:style-name="T6">PostHTML</text:span></text:a>: <text:span text:style-name="T32">Postprocesador de HTML. Ya incluído en Parcel, pero hace falta instalar y configurar los plugins que queramos utilizar. En nuestro caso instalaremos </text:span><text:span text:style-name="T33">posthtml-include</text:span><text:span text:style-name="T32"> (</text:span><text:span text:style-name="T33">npm i -D posthtml-include</text:span><text:span text:style-name="T32">), que permite incluir código HTML desde un fichero externo dentro de otro fichero HTML. Es muy útil para elementos </text:span><text:span text:style-name="T6">repetitivos entre páginas </text:span><text:span text:style-name="T32">como el cabecero o el pié de página. Para configurar los plugins, hace falta crear un fichero llamado </text:span><text:span text:style-name="T33">.posthtmlrc.</text:span><text:span text:style-name="T34">json</text:span><text:span text:style-name="T32"> donde introduc</text:span><text:span text:style-name="T6">iríamos</text:span><text:span text:style-name="T32">, en nuestro caso, el código:</text:span></text:p>
      <text:p text:style-name="P30"/>
      <text:p text:style-name="P31">{</text:p>
      <text:p text:style-name="P31"><text:tab/>“plugnins”:{</text:p>
      <text:p text:style-name="P31"><text:tab/><text:tab/>“posthtml-include”:{}</text:p>
      <text:p text:style-name="P31"><text:tab/>}</text:p>
      <text:p text:style-name="P31">}</text:p>
      <text:p text:style-name="P32"/>
      <text:p text:style-name="P33">A partir de aquí, podemos incluir el código externo en nuestro html utilizando la etiqueta <text:span text:style-name="T21">&lt;include&gt;</text:span> y especificando la fuente.</text:p>
      <text:p text:style-name="P32"/>
      <text:p text:style-name="P34"><text:a xlink:type="simple" xlink:href="https://pugjs.org/api/getting-started.html" text:style-name="Internet_20_link" text:visited-style-name="Visited_20_Internet_20_Link"><text:span text:style-name="T6">Pug</text:span></text:a></text:p>
      <text:p text:style-name="P34"/>
      <text:p text:style-name="P34">A mayores, motivados por probar algún<text:span text:style-name="T35"> </text:span>preprocesador básico, hemos decidido instalar Pug (<text:span text:style-name="T21">npm install pug-cli -g</text:span>)<text:span text:style-name="T6">. </text:span>Pug es un p<text:span text:style-name="T6">reprocesador de HTML </text:span>que<text:span text:style-name="T6"> </text:span>p<text:span text:style-name="T6">ermite escribir más rápido </text:span>el código<text:span text:style-name="T6"> obviando características concretas de la sintaxis como el uso de etiquetas de cierre o de </text:span><text:span text:style-name="T34">&lt;&gt;</text:span><text:span text:style-name="T6">.</text:span></text:p>
      <text:p text:style-name="P34"/>
      <text:p text:style-name="P35"><text:span text:style-name="T26">Junto a </text:span><text:span text:style-name="T36">Pug</text:span><text:span text:style-name="T26">, instalamos el plugin Pug Beautify para hacerlo visualmente más intuitivo. Una vez instalado y creado nuestro primer archivo </text:span><text:span text:style-name="T37">.pug</text:span><text:span text:style-name="T26">, podemos compilarlo y generar un </text:span><text:span text:style-name="T36">html</text:span><text:span text:style-name="T26"> con el comando “</text:span><text:span text:style-name="T37">pug nombredelarchivo.pug”</text:span><text:span text:style-name="T26">, o “</text:span><text:span text:style-name="T37">pug nombredelarchivo.pug -P”</text:span><text:span text:style-name="T26"> para que ese nuevo html sea humanamente legible. Se puede automatizar esta compilación ejecutando el comando “</text:span><text:span text:style-name="T37">pug -w. -o ./ -P”</text:span><text:span text:style-name="T26">, </text:span><text:span text:style-name="T36">que te permite que las modificaciones que vayas haciendo </text:span><text:span text:style-name="T38">en los archivos</text:span><text:span text:style-name="T36"> </text:span><text:span text:style-name="T38">de un directorio</text:span><text:span text:style-name="T36"> se actualicen directamente </text:span><text:span text:style-name="T38">en el</text:span><text:span text:style-name="T36"> </text:span><text:span text:style-name="T39">html</text:span><text:span text:style-name="T36"> cada vez que guardes.</text:span></text:p>
      <text:p text:style-name="P30"/>
      <text:h text:style-name="Heading_20_1" text:outline-level="1">Dependencia externa</text:h>
      <text:p text:style-name="P3"><text:span text:style-name="T40">Este ejercicio requiere la incorporación y utilización de mínimo un plugin </text:span><text:span text:style-name="T41">a mayores</text:span><text:span text:style-name="T40"> de npm que permita añadir algún elemento adicional visible en la página. </text:span></text:p>
      <text:h text:style-name="Heading_20_1" text:outline-level="1">Semántica y accesibilidad</text:h>
      <text:p text:style-name="P36">Pautas aprendidas a lo largo de la asignatura de HTML y CSS</text:p>
      <text:p text:style-name="P36">Validación del código</text:p>
      <text:h text:style-name="Heading_20_1" text:outline-level="1"><text:soft-page-break/>Creación y publicación a Git y Github</text:h>
      <text:p text:style-name="P37"/>
      <text:p text:style-name="P37">Para gestionar el repositorio a nivel local empleamos <text:a xlink:type="simple" xlink:href="https://docs.github.com/en/migrations/importing-source-code/using-the-command-line-to-import-source-code/adding-locally-hosted-code-to-github" text:style-name="Internet_20_link" text:visited-style-name="Visited_20_Internet_20_Link">Github</text:a> Desktop. Desde la aplicación podemos indicar la carpeta del proyecto que servirá de repositorio, publicarlo e ir haciendo los commits a medida que actualicemos el código. También existe la opción de instalar Git y realizar todo este proceso por comandos, pero la aplicación resultaba más cómoda e intuitiva.</text:p>
      <text:p text:style-name="P37"/>
      <text:p text:style-name="P37">Desde los ajustes del repositorio también se puede editar el archivo de gitignore, que establece los documentos que serán ignorados a la hora de subir o actualizar el repositorio. En nuestro caso incluimos la carpeta de /node_modules, todos los documentos txt y pug (dejando los html), la carpeta de /.parcel-cache, de /dist y cualquier otro contenido que se vaya a generar por comando al compilar la página.</text:p>
      <text:p text:style-name="P38"/>
      <text:h text:style-name="Heading_20_1" text:outline-level="1">Publicación a internet</text:h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adornments="Seminegrita" style:font-family-generic="swiss" style:font-pitch="variable"/>
    <style:font-face style:name="Calibri" svg:font-family="Calibri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Bahnschrift SemiBold" fo:font-family="'Bahnschrift SemiBold'" style:font-style-name="Seminegrita" style:font-family-generic="swiss" style:font-pitch="variable" fo:font-size="24pt" fo:font-weight="600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Bahnschrift SemiBold" fo:font-family="'Bahnschrift SemiBold'" style:font-style-name="Seminegrita" style:font-family-generic="swiss" style:font-pitch="variable" fo:font-size="18pt" fo:font-weight="600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7T13:01:16.488205700</meta:creation-date>
    <dc:date>2026-04-02T01:39:02.428792300</dc:date>
    <meta:editing-duration>PT20H3M55S</meta:editing-duration>
    <meta:editing-cycles>10</meta:editing-cycles>
    <meta:generator>LibreOffice/25.8.5.2$Windows_X86_64 LibreOffice_project/9c8b85f387cc00a89945a79c9e6239f32e450ac2</meta:generator>
    <meta:document-statistic meta:table-count="0" meta:image-count="0" meta:object-count="0" meta:page-count="4" meta:paragraph-count="60" meta:word-count="1051" meta:character-count="6831" meta:non-whitespace-character-count="5833"/>
  </office:meta>
</office:document-meta>
</file>